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Powers of 2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0.00108838" calcext:value-type="float">
            <text:p>0.00108838</text:p>
          </table:table-cell>
          <table:table-cell office:value-type="float" office:value="0.000975979" calcext:value-type="float">
            <text:p>0.000975979</text:p>
          </table:table-cell>
          <table:table-cell office:value-type="float" office:value="0.00100561" calcext:value-type="float">
            <text:p>0.00100561</text:p>
          </table:table-cell>
          <table:table-cell office:value-type="float" office:value="0.00100866" calcext:value-type="float">
            <text:p>0.00100866</text:p>
          </table:table-cell>
          <table:table-cell office:value-type="float" office:value="0.000957473" calcext:value-type="float">
            <text:p>0.000957473</text:p>
          </table:table-cell>
          <table:table-cell office:value-type="float" office:value="0.00102491" calcext:value-type="float">
            <text:p>0.00102491</text:p>
          </table:table-cell>
          <table:table-cell office:value-type="float" office:value="0.00096601" calcext:value-type="float">
            <text:p>0.00096601</text:p>
          </table:table-cell>
          <table:table-cell office:value-type="float" office:value="0.000945866" calcext:value-type="float">
            <text:p>0.000945866</text:p>
          </table:table-cell>
          <table:table-cell office:value-type="float" office:value="0.000949226" calcext:value-type="float">
            <text:p>0.000949226</text:p>
          </table:table-cell>
          <table:table-cell office:value-type="float" office:value="0.000929542" calcext:value-type="float">
            <text:p>0.000929542</text:p>
          </table:table-cell>
          <table:table-cell table:style-name="ce2" table:formula="of:=AVERAGE([.C9:.L9])" office:value-type="float" office:value="0.0009851656" calcext:value-type="float">
            <text:p>0.0009851656</text:p>
          </table:table-cell>
          <table:table-cell table:style-name="ce2" table:formula="of:=STDEV([.C9:.M9])" office:value-type="float" office:value="0.000045112192401168" calcext:value-type="float">
            <text:p>4.5112192401168E-05</text:p>
          </table:table-cell>
          <table:table-cell office:value-type="float" office:value="0.000402689" calcext:value-type="float">
            <text:p>0.000402689</text:p>
          </table:table-cell>
          <table:table-cell office:value-type="float" office:value="0.000409747" calcext:value-type="float">
            <text:p>0.000409747</text:p>
          </table:table-cell>
          <table:table-cell office:value-type="float" office:value="0.000407571" calcext:value-type="float">
            <text:p>0.000407571</text:p>
          </table:table-cell>
          <table:table-cell office:value-type="float" office:value="0.0005073" calcext:value-type="float">
            <text:p>0.0005073</text:p>
          </table:table-cell>
          <table:table-cell office:value-type="float" office:value="0.000407854" calcext:value-type="float">
            <text:p>0.000407854</text:p>
          </table:table-cell>
          <table:table-cell office:value-type="float" office:value="0.000407744" calcext:value-type="float">
            <text:p>0.000407744</text:p>
          </table:table-cell>
          <table:table-cell office:value-type="float" office:value="0.00041331" calcext:value-type="float">
            <text:p>0.00041331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09196" calcext:value-type="float">
            <text:p>0.000409196</text:p>
          </table:table-cell>
          <table:table-cell office:value-type="float" office:value="0.000489736" calcext:value-type="float">
            <text:p>0.000489736</text:p>
          </table:table-cell>
          <table:table-cell table:style-name="ce2" table:formula="of:=AVERAGE([.O9:.X9])" office:value-type="float" office:value="0.0004271147" calcext:value-type="float">
            <text:p>0.0004271147</text:p>
          </table:table-cell>
          <table:table-cell table:style-name="ce2" table:formula="of:=STDEV([.O9:.Y9])" office:value-type="float" office:value="0.000036073123338713" calcext:value-type="float">
            <text:p>3.6073123338713E-05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0.0111964" calcext:value-type="float">
            <text:p>0.0111964</text:p>
          </table:table-cell>
          <table:table-cell office:value-type="float" office:value="0.0112105" calcext:value-type="float">
            <text:p>0.0112105</text:p>
          </table:table-cell>
          <table:table-cell office:value-type="float" office:value="0.0111081" calcext:value-type="float">
            <text:p>0.0111081</text:p>
          </table:table-cell>
          <table:table-cell office:value-type="float" office:value="0.0112878" calcext:value-type="float">
            <text:p>0.0112878</text:p>
          </table:table-cell>
          <table:table-cell office:value-type="float" office:value="0.0113299" calcext:value-type="float">
            <text:p>0.0113299</text:p>
          </table:table-cell>
          <table:table-cell office:value-type="float" office:value="0.0111803" calcext:value-type="float">
            <text:p>0.0111803</text:p>
          </table:table-cell>
          <table:table-cell office:value-type="float" office:value="0.0113433" calcext:value-type="float">
            <text:p>0.0113433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0577" calcext:value-type="float">
            <text:p>0.0110577</text:p>
          </table:table-cell>
          <table:table-cell office:value-type="float" office:value="0.0112903" calcext:value-type="float">
            <text:p>0.0112903</text:p>
          </table:table-cell>
          <table:table-cell table:style-name="ce2" table:formula="of:=AVERAGE([.C10:.L10])" office:value-type="float" office:value="0.01120543" calcext:value-type="float">
            <text:p>0.01120543</text:p>
          </table:table-cell>
          <table:table-cell table:style-name="ce2" table:formula="of:=STDEV([.C10:.M10])" office:value-type="float" office:value="0.000102314799027315" calcext:value-type="float">
            <text:p>0.000102314799027</text:p>
          </table:table-cell>
          <table:table-cell office:value-type="float" office:value="0.0035692" calcext:value-type="float">
            <text:p>0.0035692</text:p>
          </table:table-cell>
          <table:table-cell office:value-type="float" office:value="0.00354133" calcext:value-type="float">
            <text:p>0.00354133</text:p>
          </table:table-cell>
          <table:table-cell office:value-type="float" office:value="0.00353939" calcext:value-type="float">
            <text:p>0.00353939</text:p>
          </table:table-cell>
          <table:table-cell office:value-type="float" office:value="0.00353599" calcext:value-type="float">
            <text:p>0.00353599</text:p>
          </table:table-cell>
          <table:table-cell office:value-type="float" office:value="0.00353467" calcext:value-type="float">
            <text:p>0.00353467</text:p>
          </table:table-cell>
          <table:table-cell office:value-type="float" office:value="0.00354001" calcext:value-type="float">
            <text:p>0.00354001</text:p>
          </table:table-cell>
          <table:table-cell office:value-type="float" office:value="0.00349418" calcext:value-type="float">
            <text:p>0.00349418</text:p>
          </table:table-cell>
          <table:table-cell office:value-type="float" office:value="0.0035365" calcext:value-type="float">
            <text:p>0.0035365</text:p>
          </table:table-cell>
          <table:table-cell office:value-type="float" office:value="0.00351177" calcext:value-type="float">
            <text:p>0.00351177</text:p>
          </table:table-cell>
          <table:table-cell office:value-type="float" office:value="0.0035508" calcext:value-type="float">
            <text:p>0.0035508</text:p>
          </table:table-cell>
          <table:table-cell table:style-name="ce2" table:formula="of:=AVERAGE([.O10:.X10])" office:value-type="float" office:value="0.003535384" calcext:value-type="float">
            <text:p>0.003535384</text:p>
          </table:table-cell>
          <table:table-cell table:style-name="ce2" table:formula="of:=STDEV([.O10:.Y10])" office:value-type="float" office:value="0.0000192652299233619" calcext:value-type="float">
            <text:p>1.92652299233619E-0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0.168224" calcext:value-type="float">
            <text:p>0.168224</text:p>
          </table:table-cell>
          <table:table-cell office:value-type="float" office:value="0.168293" calcext:value-type="float">
            <text:p>0.168293</text:p>
          </table:table-cell>
          <table:table-cell office:value-type="float" office:value="0.16828" calcext:value-type="float">
            <text:p>0.16828</text:p>
          </table:table-cell>
          <table:table-cell office:value-type="float" office:value="0.167941" calcext:value-type="float">
            <text:p>0.167941</text:p>
          </table:table-cell>
          <table:table-cell office:value-type="float" office:value="0.16768" calcext:value-type="float">
            <text:p>0.16768</text:p>
          </table:table-cell>
          <table:table-cell office:value-type="float" office:value="0.166396" calcext:value-type="float">
            <text:p>0.166396</text:p>
          </table:table-cell>
          <table:table-cell office:value-type="float" office:value="0.166348" calcext:value-type="float">
            <text:p>0.166348</text:p>
          </table:table-cell>
          <table:table-cell office:value-type="float" office:value="0.166443" calcext:value-type="float">
            <text:p>0.166443</text:p>
          </table:table-cell>
          <table:table-cell office:value-type="float" office:value="0.167751" calcext:value-type="float">
            <text:p>0.167751</text:p>
          </table:table-cell>
          <table:table-cell office:value-type="float" office:value="0.167346" calcext:value-type="float">
            <text:p>0.167346</text:p>
          </table:table-cell>
          <table:table-cell table:style-name="ce2" table:formula="of:=AVERAGE([.C11:.L11])" office:value-type="float" office:value="0.1674702" calcext:value-type="float">
            <text:p>0.1674702</text:p>
          </table:table-cell>
          <table:table-cell table:style-name="ce2" table:formula="of:=STDEV([.C11:.M11])" office:value-type="float" office:value="0.000756922162444729" calcext:value-type="float">
            <text:p>0.000756922162445</text:p>
          </table:table-cell>
          <table:table-cell office:value-type="float" office:value="0.0496736" calcext:value-type="float">
            <text:p>0.0496736</text:p>
          </table:table-cell>
          <table:table-cell office:value-type="float" office:value="0.0498605" calcext:value-type="float">
            <text:p>0.0498605</text:p>
          </table:table-cell>
          <table:table-cell office:value-type="float" office:value="0.049623" calcext:value-type="float">
            <text:p>0.049623</text:p>
          </table:table-cell>
          <table:table-cell office:value-type="float" office:value="0.0498277" calcext:value-type="float">
            <text:p>0.0498277</text:p>
          </table:table-cell>
          <table:table-cell office:value-type="float" office:value="0.0496153" calcext:value-type="float">
            <text:p>0.0496153</text:p>
          </table:table-cell>
          <table:table-cell office:value-type="float" office:value="0.049427" calcext:value-type="float">
            <text:p>0.049427</text:p>
          </table:table-cell>
          <table:table-cell office:value-type="float" office:value="0.0500115" calcext:value-type="float">
            <text:p>0.0500115</text:p>
          </table:table-cell>
          <table:table-cell office:value-type="float" office:value="0.0494566" calcext:value-type="float">
            <text:p>0.0494566</text:p>
          </table:table-cell>
          <table:table-cell office:value-type="float" office:value="0.0495212" calcext:value-type="float">
            <text:p>0.0495212</text:p>
          </table:table-cell>
          <table:table-cell office:value-type="float" office:value="0.0494566" calcext:value-type="float">
            <text:p>0.0494566</text:p>
          </table:table-cell>
          <table:table-cell table:style-name="ce2" table:formula="of:=AVERAGE([.O11:.X11])" office:value-type="float" office:value="0.0496473" calcext:value-type="float">
            <text:p>0.0496473</text:p>
          </table:table-cell>
          <table:table-cell table:style-name="ce2" table:formula="of:=STDEV([.O11:.Y11])" office:value-type="float" office:value="0.000187112933812711" calcext:value-type="float">
            <text:p>0.000187112933813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2.11068" calcext:value-type="float">
            <text:p>2.11068</text:p>
          </table:table-cell>
          <table:table-cell office:value-type="float" office:value="2.13362" calcext:value-type="float">
            <text:p>2.13362</text:p>
          </table:table-cell>
          <table:table-cell office:value-type="float" office:value="2.10356" calcext:value-type="float">
            <text:p>2.10356</text:p>
          </table:table-cell>
          <table:table-cell office:value-type="float" office:value="2.09548" calcext:value-type="float">
            <text:p>2.09548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2.12094" calcext:value-type="float">
            <text:p>2.12094</text:p>
          </table:table-cell>
          <table:table-cell office:value-type="float" office:value="2.11518" calcext:value-type="float">
            <text:p>2.11518</text:p>
          </table:table-cell>
          <table:table-cell office:value-type="float" office:value="1.93005" calcext:value-type="float">
            <text:p>1.93005</text:p>
          </table:table-cell>
          <table:table-cell office:value-type="float" office:value="2.11997" calcext:value-type="float">
            <text:p>2.11997</text:p>
          </table:table-cell>
          <table:table-cell table:style-name="ce2" table:formula="of:=AVERAGE([.C12:.L12])" office:value-type="float" office:value="2.094746" calcext:value-type="float">
            <text:p>2.094746</text:p>
          </table:table-cell>
          <table:table-cell table:style-name="ce2" table:formula="of:=STDEV([.C12:.M12])" office:value-type="float" office:value="0.0557835013601692" calcext:value-type="float">
            <text:p>0.055783501360169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504874" calcext:value-type="float">
            <text:p>0.504874</text:p>
          </table:table-cell>
          <table:table-cell office:value-type="float" office:value="0.498254" calcext:value-type="float">
            <text:p>0.498254</text:p>
          </table:table-cell>
          <table:table-cell office:value-type="float" office:value="0.502295" calcext:value-type="float">
            <text:p>0.502295</text:p>
          </table:table-cell>
          <table:table-cell office:value-type="float" office:value="0.50345" calcext:value-type="float">
            <text:p>0.50345</text:p>
          </table:table-cell>
          <table:table-cell office:value-type="float" office:value="0.502064" calcext:value-type="float">
            <text:p>0.502064</text:p>
          </table:table-cell>
          <table:table-cell office:value-type="float" office:value="0.526451" calcext:value-type="float">
            <text:p>0.52645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50231" calcext:value-type="float">
            <text:p>0.50231</text:p>
          </table:table-cell>
          <table:table-cell office:value-type="float" office:value="0.502168" calcext:value-type="float">
            <text:p>0.502168</text:p>
          </table:table-cell>
          <table:table-cell table:style-name="ce2" table:formula="of:=AVERAGE([.O12:.X12])" office:value-type="float" office:value="0.5046026" calcext:value-type="float">
            <text:p>0.5046026</text:p>
          </table:table-cell>
          <table:table-cell table:style-name="ce2" table:formula="of:=STDEV([.O12:.Y12])" office:value-type="float" office:value="0.00745259733515773" calcext:value-type="float">
            <text:p>0.007452597335158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/>
          <table:table-cell office:value-type="float" office:value="39.8388" calcext:value-type="float">
            <text:p>39.8388</text:p>
          </table:table-cell>
          <table:table-cell office:value-type="float" office:value="39.9993" calcext:value-type="float">
            <text:p>39.9993</text:p>
          </table:table-cell>
          <table:table-cell office:value-type="float" office:value="39.9899" calcext:value-type="float">
            <text:p>39.9899</text:p>
          </table:table-cell>
          <table:table-cell office:value-type="float" office:value="40.0965" calcext:value-type="float">
            <text:p>40.0965</text:p>
          </table:table-cell>
          <table:table-cell office:value-type="float" office:value="39.9107" calcext:value-type="float">
            <text:p>39.9107</text:p>
          </table:table-cell>
          <table:table-cell office:value-type="float" office:value="39.9195" calcext:value-type="float">
            <text:p>39.9195</text:p>
          </table:table-cell>
          <table:table-cell office:value-type="float" office:value="40.1334" calcext:value-type="float">
            <text:p>40.1334</text:p>
          </table:table-cell>
          <table:table-cell office:value-type="float" office:value="39.9689" calcext:value-type="float">
            <text:p>39.9689</text:p>
          </table:table-cell>
          <table:table-cell office:value-type="float" office:value="39.98" calcext:value-type="float">
            <text:p>39.98</text:p>
          </table:table-cell>
          <table:table-cell office:value-type="float" office:value="40.0296" calcext:value-type="float">
            <text:p>40.0296</text:p>
          </table:table-cell>
          <table:table-cell table:style-name="ce2" table:formula="of:=AVERAGE([.C13:.L13])" office:value-type="float" office:value="39.98666" calcext:value-type="float">
            <text:p>39.98666</text:p>
          </table:table-cell>
          <table:table-cell table:style-name="ce2" table:formula="of:=STDEV([.C13:.M13])" office:value-type="float" office:value="0.0825313903917783" calcext:value-type="float">
            <text:p>0.082531390391778</text:p>
          </table:table-cell>
          <table:table-cell office:value-type="float" office:value="6.31936" calcext:value-type="float">
            <text:p>6.31936</text:p>
          </table:table-cell>
          <table:table-cell office:value-type="float" office:value="6.32979" calcext:value-type="float">
            <text:p>6.32979</text:p>
          </table:table-cell>
          <table:table-cell office:value-type="float" office:value="6.34272" calcext:value-type="float">
            <text:p>6.34272</text:p>
          </table:table-cell>
          <table:table-cell office:value-type="float" office:value="6.31674" calcext:value-type="float">
            <text:p>6.31674</text:p>
          </table:table-cell>
          <table:table-cell office:value-type="float" office:value="6.33182" calcext:value-type="float">
            <text:p>6.33182</text:p>
          </table:table-cell>
          <table:table-cell office:value-type="float" office:value="6.33505" calcext:value-type="float">
            <text:p>6.33505</text:p>
          </table:table-cell>
          <table:table-cell office:value-type="float" office:value="6.3458" calcext:value-type="float">
            <text:p>6.3458</text:p>
          </table:table-cell>
          <table:table-cell office:value-type="float" office:value="6.32245" calcext:value-type="float">
            <text:p>6.32245</text:p>
          </table:table-cell>
          <table:table-cell office:value-type="float" office:value="6.31868" calcext:value-type="float">
            <text:p>6.31868</text:p>
          </table:table-cell>
          <table:table-cell office:value-type="float" office:value="6.33213" calcext:value-type="float">
            <text:p>6.33213</text:p>
          </table:table-cell>
          <table:table-cell table:style-name="ce2" table:formula="of:=AVERAGE([.O13:.X13])" office:value-type="float" office:value="6.329454" calcext:value-type="float">
            <text:p>6.329454</text:p>
          </table:table-cell>
          <table:table-cell table:style-name="ce2" table:formula="of:=STDEV([.O13:.Y13])" office:value-type="float" office:value="0.00957097299128986" calcext:value-type="float">
            <text:p>0.00957097299129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851656" calcext:value-type="float">
            <text:p>0.0009851656</text:p>
          </table:table-cell>
          <table:table-cell office:value-type="float" office:value="0.0004271147" calcext:value-type="float">
            <text:p>0.0004271147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20543" calcext:value-type="float">
            <text:p>0.01120543</text:p>
          </table:table-cell>
          <table:table-cell office:value-type="float" office:value="0.003535384" calcext:value-type="float">
            <text:p>0.003535384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74702" calcext:value-type="float">
            <text:p>0.1674702</text:p>
          </table:table-cell>
          <table:table-cell office:value-type="float" office:value="0.0496473" calcext:value-type="float">
            <text:p>0.0496473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94746" calcext:value-type="float">
            <text:p>2.094746</text:p>
          </table:table-cell>
          <table:table-cell office:value-type="float" office:value="0.5046026" calcext:value-type="float">
            <text:p>0.5046026</text:p>
          </table:table-cell>
          <table:table-cell table:number-columns-repeated="2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.98666" calcext:value-type="float">
            <text:p>39.98666</text:p>
          </table:table-cell>
          <table:table-cell office:value-type="float" office:value="6.329454" calcext:value-type="float">
            <text:p>6.329454</text:p>
          </table:table-cell>
          <table:table-cell table:number-columns-repeated="23"/>
        </table:table-row>
      </table:table>
      <table:table table:name="Product integer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0.000948885" calcext:value-type="float">
            <text:p>0.000948885</text:p>
          </table:table-cell>
          <table:table-cell office:value-type="float" office:value="0.000953508" calcext:value-type="float">
            <text:p>0.000953508</text:p>
          </table:table-cell>
          <table:table-cell office:value-type="float" office:value="0.000968248" calcext:value-type="float">
            <text:p>0.000968248</text:p>
          </table:table-cell>
          <table:table-cell office:value-type="float" office:value="0.000963377" calcext:value-type="float">
            <text:p>0.000963377</text:p>
          </table:table-cell>
          <table:table-cell office:value-type="float" office:value="0.00105034" calcext:value-type="float">
            <text:p>0.00105034</text:p>
          </table:table-cell>
          <table:table-cell office:value-type="float" office:value="0.00101079" calcext:value-type="float">
            <text:p>0.00101079</text:p>
          </table:table-cell>
          <table:table-cell office:value-type="float" office:value="0.000980571" calcext:value-type="float">
            <text:p>0.000980571</text:p>
          </table:table-cell>
          <table:table-cell office:value-type="float" office:value="0.00103776" calcext:value-type="float">
            <text:p>0.00103776</text:p>
          </table:table-cell>
          <table:table-cell office:value-type="float" office:value="0.000972397" calcext:value-type="float">
            <text:p>0.000972397</text:p>
          </table:table-cell>
          <table:table-cell office:value-type="float" office:value="0.000962375" calcext:value-type="float">
            <text:p>0.000962375</text:p>
          </table:table-cell>
          <table:table-cell table:style-name="ce2" table:formula="of:=AVERAGE([.C8:.L8])" office:value-type="float" office:value="0.0009848251" calcext:value-type="float">
            <text:p>0.0009848251</text:p>
          </table:table-cell>
          <table:table-cell table:formula="of:=STDEV([.C8:.L8])" office:value-type="float" office:value="0.0000356718323313757" calcext:value-type="float">
            <text:p>3.56718323313757E-05</text:p>
          </table:table-cell>
          <table:table-cell office:value-type="float" office:value="0.000470753" calcext:value-type="float">
            <text:p>0.000470753</text:p>
          </table:table-cell>
          <table:table-cell office:value-type="float" office:value="0.000477436" calcext:value-type="float">
            <text:p>0.000477436</text:p>
          </table:table-cell>
          <table:table-cell office:value-type="float" office:value="0.000499339" calcext:value-type="float">
            <text:p>0.000499339</text:p>
          </table:table-cell>
          <table:table-cell office:value-type="float" office:value="0.000480303" calcext:value-type="float">
            <text:p>0.000480303</text:p>
          </table:table-cell>
          <table:table-cell office:value-type="float" office:value="0.000473278" calcext:value-type="float">
            <text:p>0.000473278</text:p>
          </table:table-cell>
          <table:table-cell office:value-type="float" office:value="0.000480539" calcext:value-type="float">
            <text:p>0.000480539</text:p>
          </table:table-cell>
          <table:table-cell office:value-type="float" office:value="0.000469835" calcext:value-type="float">
            <text:p>0.000469835</text:p>
          </table:table-cell>
          <table:table-cell office:value-type="float" office:value="0.000474535" calcext:value-type="float">
            <text:p>0.000474535</text:p>
          </table:table-cell>
          <table:table-cell office:value-type="float" office:value="0.000452561" calcext:value-type="float">
            <text:p>0.000452561</text:p>
          </table:table-cell>
          <table:table-cell office:value-type="float" office:value="0.000458273" calcext:value-type="float">
            <text:p>0.000458273</text:p>
          </table:table-cell>
          <table:table-cell table:style-name="ce2" table:formula="of:=AVERAGE([.O8:.X8])" office:value-type="float" office:value="0.0004736852" calcext:value-type="float">
            <text:p>0.0004736852</text:p>
          </table:table-cell>
          <table:table-cell table:formula="of:=STDEV([.O8:.X8])" office:value-type="float" office:value="0.0000127846841945961" calcext:value-type="float">
            <text:p>1.27846841945961E-05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0.0134109" calcext:value-type="float">
            <text:p>0.0134109</text:p>
          </table:table-cell>
          <table:table-cell office:value-type="float" office:value="0.0134777" calcext:value-type="float">
            <text:p>0.0134777</text:p>
          </table:table-cell>
          <table:table-cell office:value-type="float" office:value="0.0135119" calcext:value-type="float">
            <text:p>0.0135119</text:p>
          </table:table-cell>
          <table:table-cell office:value-type="float" office:value="0.0133938" calcext:value-type="float">
            <text:p>0.0133938</text:p>
          </table:table-cell>
          <table:table-cell office:value-type="float" office:value="0.0132844" calcext:value-type="float">
            <text:p>0.0132844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134224" calcext:value-type="float">
            <text:p>0.0134224</text:p>
          </table:table-cell>
          <table:table-cell office:value-type="float" office:value="0.0135573" calcext:value-type="float">
            <text:p>0.0135573</text:p>
          </table:table-cell>
          <table:table-cell office:value-type="float" office:value="0.0134679" calcext:value-type="float">
            <text:p>0.0134679</text:p>
          </table:table-cell>
          <table:table-cell office:value-type="float" office:value="0.013385" calcext:value-type="float">
            <text:p>0.013385</text:p>
          </table:table-cell>
          <table:table-cell table:style-name="ce2" table:formula="of:=AVERAGE([.C9:.L9])" office:value-type="float" office:value="0.01342893" calcext:value-type="float">
            <text:p>0.01342893</text:p>
          </table:table-cell>
          <table:table-cell table:formula="of:=STDEV([.C9:.L9])" office:value-type="float" office:value="0.000077656309037536" calcext:value-type="float">
            <text:p>7.7656309037536E-05</text:p>
          </table:table-cell>
          <table:table-cell office:value-type="float" office:value="0.00561932" calcext:value-type="float">
            <text:p>0.00561932</text:p>
          </table:table-cell>
          <table:table-cell office:value-type="float" office:value="0.00561132" calcext:value-type="float">
            <text:p>0.00561132</text:p>
          </table:table-cell>
          <table:table-cell office:value-type="float" office:value="0.00563115" calcext:value-type="float">
            <text:p>0.00563115</text:p>
          </table:table-cell>
          <table:table-cell office:value-type="float" office:value="0.00554662" calcext:value-type="float">
            <text:p>0.00554662</text:p>
          </table:table-cell>
          <table:table-cell office:value-type="float" office:value="0.00558104" calcext:value-type="float">
            <text:p>0.00558104</text:p>
          </table:table-cell>
          <table:table-cell office:value-type="float" office:value="0.0056475" calcext:value-type="float">
            <text:p>0.0056475</text:p>
          </table:table-cell>
          <table:table-cell office:value-type="float" office:value="0.00562904" calcext:value-type="float">
            <text:p>0.00562904</text:p>
          </table:table-cell>
          <table:table-cell office:value-type="float" office:value="0.00563263" calcext:value-type="float">
            <text:p>0.00563263</text:p>
          </table:table-cell>
          <table:table-cell office:value-type="float" office:value="0.00561397" calcext:value-type="float">
            <text:p>0.00561397</text:p>
          </table:table-cell>
          <table:table-cell office:value-type="float" office:value="0.00561587" calcext:value-type="float">
            <text:p>0.00561587</text:p>
          </table:table-cell>
          <table:table-cell table:style-name="ce2" table:formula="of:=AVERAGE([.O9:.X9])" office:value-type="float" office:value="0.005612846" calcext:value-type="float">
            <text:p>0.005612846</text:p>
          </table:table-cell>
          <table:table-cell table:formula="of:=STDEV([.O9:.X9])" office:value-type="float" office:value="0.0000291390201162175" calcext:value-type="float">
            <text:p>2.91390201162175E-05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office:value-type="float" office:value="0.0638617" calcext:value-type="float">
            <text:p>0.0638617</text:p>
          </table:table-cell>
          <table:table-cell office:value-type="float" office:value="0.0660782" calcext:value-type="float">
            <text:p>0.0660782</text:p>
          </table:table-cell>
          <table:table-cell office:value-type="float" office:value="0.0640875" calcext:value-type="float">
            <text:p>0.0640875</text:p>
          </table:table-cell>
          <table:table-cell office:value-type="float" office:value="0.0637431" calcext:value-type="float">
            <text:p>0.0637431</text:p>
          </table:table-cell>
          <table:table-cell office:value-type="float" office:value="0.0641869" calcext:value-type="float">
            <text:p>0.0641869</text:p>
          </table:table-cell>
          <table:table-cell office:value-type="float" office:value="0.064338" calcext:value-type="float">
            <text:p>0.064338</text:p>
          </table:table-cell>
          <table:table-cell office:value-type="float" office:value="0.0639213" calcext:value-type="float">
            <text:p>0.0639213</text:p>
          </table:table-cell>
          <table:table-cell office:value-type="float" office:value="0.0640392" calcext:value-type="float">
            <text:p>0.0640392</text:p>
          </table:table-cell>
          <table:table-cell office:value-type="float" office:value="0.0633266" calcext:value-type="float">
            <text:p>0.0633266</text:p>
          </table:table-cell>
          <table:table-cell office:value-type="float" office:value="0.0639194" calcext:value-type="float">
            <text:p>0.0639194</text:p>
          </table:table-cell>
          <table:table-cell table:style-name="ce2" table:formula="of:=AVERAGE([.C10:.L10])" office:value-type="float" office:value="0.06415019" calcext:value-type="float">
            <text:p>0.06415019</text:p>
          </table:table-cell>
          <table:table-cell table:formula="of:=STDEV([.C10:.L10])" office:value-type="float" office:value="0.000730524582368346" calcext:value-type="float">
            <text:p>0.000730524582368</text:p>
          </table:table-cell>
          <table:table-cell office:value-type="float" office:value="0.0203363" calcext:value-type="float">
            <text:p>0.0203363</text:p>
          </table:table-cell>
          <table:table-cell office:value-type="float" office:value="0.0204065" calcext:value-type="float">
            <text:p>0.0204065</text:p>
          </table:table-cell>
          <table:table-cell office:value-type="float" office:value="0.0204943" calcext:value-type="float">
            <text:p>0.0204943</text:p>
          </table:table-cell>
          <table:table-cell office:value-type="float" office:value="0.0203318" calcext:value-type="float">
            <text:p>0.0203318</text:p>
          </table:table-cell>
          <table:table-cell office:value-type="float" office:value="0.0205133" calcext:value-type="float">
            <text:p>0.0205133</text:p>
          </table:table-cell>
          <table:table-cell office:value-type="float" office:value="0.0203211" calcext:value-type="float">
            <text:p>0.0203211</text:p>
          </table:table-cell>
          <table:table-cell office:value-type="float" office:value="0.0203165" calcext:value-type="float">
            <text:p>0.0203165</text:p>
          </table:table-cell>
          <table:table-cell office:value-type="float" office:value="0.0203711" calcext:value-type="float">
            <text:p>0.0203711</text:p>
          </table:table-cell>
          <table:table-cell office:value-type="float" office:value="0.0203537" calcext:value-type="float">
            <text:p>0.0203537</text:p>
          </table:table-cell>
          <table:table-cell office:value-type="float" office:value="0.0203227" calcext:value-type="float">
            <text:p>0.0203227</text:p>
          </table:table-cell>
          <table:table-cell table:style-name="ce2" table:formula="of:=AVERAGE([.O10:.X10])" office:value-type="float" office:value="0.02037673" calcext:value-type="float">
            <text:p>0.02037673</text:p>
          </table:table-cell>
          <table:table-cell table:formula="of:=STDEV([.O10:.X10])" office:value-type="float" office:value="0.0000724317924364403" calcext:value-type="float">
            <text:p>7.24317924364403E-05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0.524589" calcext:value-type="float">
            <text:p>0.524589</text:p>
          </table:table-cell>
          <table:table-cell office:value-type="float" office:value="0.527692" calcext:value-type="float">
            <text:p>0.527692</text:p>
          </table:table-cell>
          <table:table-cell office:value-type="float" office:value="0.530237" calcext:value-type="float">
            <text:p>0.530237</text:p>
          </table:table-cell>
          <table:table-cell office:value-type="float" office:value="0.528509" calcext:value-type="float">
            <text:p>0.528509</text:p>
          </table:table-cell>
          <table:table-cell office:value-type="float" office:value="0.536592" calcext:value-type="float">
            <text:p>0.536592</text:p>
          </table:table-cell>
          <table:table-cell office:value-type="float" office:value="0.528415" calcext:value-type="float">
            <text:p>0.528415</text:p>
          </table:table-cell>
          <table:table-cell office:value-type="float" office:value="0.528161" calcext:value-type="float">
            <text:p>0.528161</text:p>
          </table:table-cell>
          <table:table-cell office:value-type="float" office:value="0.528439" calcext:value-type="float">
            <text:p>0.528439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9926" calcext:value-type="float">
            <text:p>0.529926</text:p>
          </table:table-cell>
          <table:table-cell table:style-name="ce2" table:formula="of:=AVERAGE([.C11:.L11])" office:value-type="float" office:value="0.5290583" calcext:value-type="float">
            <text:p>0.5290583</text:p>
          </table:table-cell>
          <table:table-cell table:formula="of:=STDEV([.C11:.L11])" office:value-type="float" office:value="0.00304988856080567" calcext:value-type="float">
            <text:p>0.003049888560806</text:p>
          </table:table-cell>
          <table:table-cell office:value-type="float" office:value="0.244213" calcext:value-type="float">
            <text:p>0.244213</text:p>
          </table:table-cell>
          <table:table-cell office:value-type="float" office:value="0.245257" calcext:value-type="float">
            <text:p>0.245257</text:p>
          </table:table-cell>
          <table:table-cell office:value-type="float" office:value="0.244303" calcext:value-type="float">
            <text:p>0.244303</text:p>
          </table:table-cell>
          <table:table-cell office:value-type="float" office:value="0.245003" calcext:value-type="float">
            <text:p>0.245003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0.243663" calcext:value-type="float">
            <text:p>0.243663</text:p>
          </table:table-cell>
          <table:table-cell office:value-type="float" office:value="0.250865" calcext:value-type="float">
            <text:p>0.250865</text:p>
          </table:table-cell>
          <table:table-cell office:value-type="float" office:value="0.243514" calcext:value-type="float">
            <text:p>0.243514</text:p>
          </table:table-cell>
          <table:table-cell office:value-type="float" office:value="0.244613" calcext:value-type="float">
            <text:p>0.244613</text:p>
          </table:table-cell>
          <table:table-cell table:style-name="ce2" table:formula="of:=AVERAGE([.O11:.X11])" office:value-type="float" office:value="0.2447792" calcext:value-type="float">
            <text:p>0.2447792</text:p>
          </table:table-cell>
          <table:table-cell table:formula="of:=STDEV([.O11:.X11])" office:value-type="float" office:value="0.00225710270528885" calcext:value-type="float">
            <text:p>0.002257102705289</text:p>
          </table:table-cell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/>
          <table:table-cell office:value-type="float" office:value="4.92029" calcext:value-type="float">
            <text:p>4.92029</text:p>
          </table:table-cell>
          <table:table-cell office:value-type="float" office:value="4.95235" calcext:value-type="float">
            <text:p>4.95235</text:p>
          </table:table-cell>
          <table:table-cell office:value-type="float" office:value="4.92084" calcext:value-type="float">
            <text:p>4.92084</text:p>
          </table:table-cell>
          <table:table-cell office:value-type="float" office:value="4.94315" calcext:value-type="float">
            <text:p>4.94315</text:p>
          </table:table-cell>
          <table:table-cell office:value-type="float" office:value="4.91602" calcext:value-type="float">
            <text:p>4.91602</text:p>
          </table:table-cell>
          <table:table-cell office:value-type="float" office:value="4.94238" calcext:value-type="float">
            <text:p>4.94238</text:p>
          </table:table-cell>
          <table:table-cell office:value-type="float" office:value="4.92541" calcext:value-type="float">
            <text:p>4.92541</text:p>
          </table:table-cell>
          <table:table-cell office:value-type="float" office:value="4.92023" calcext:value-type="float">
            <text:p>4.92023</text:p>
          </table:table-cell>
          <table:table-cell office:value-type="float" office:value="4.92037" calcext:value-type="float">
            <text:p>4.92037</text:p>
          </table:table-cell>
          <table:table-cell office:value-type="float" office:value="4.92297" calcext:value-type="float">
            <text:p>4.92297</text:p>
          </table:table-cell>
          <table:table-cell table:style-name="ce2" table:formula="of:=AVERAGE([.C12:.L12])" office:value-type="float" office:value="4.928401" calcext:value-type="float">
            <text:p>4.928401</text:p>
          </table:table-cell>
          <table:table-cell table:formula="of:=STDEV([.C12:.L12])" office:value-type="float" office:value="0.012615908343569" calcext:value-type="float">
            <text:p>0.012615908343569</text:p>
          </table:table-cell>
          <table:table-cell office:value-type="float" office:value="2.24254" calcext:value-type="float">
            <text:p>2.24254</text:p>
          </table:table-cell>
          <table:table-cell office:value-type="float" office:value="2.23626" calcext:value-type="float">
            <text:p>2.23626</text:p>
          </table:table-cell>
          <table:table-cell office:value-type="float" office:value="2.24155" calcext:value-type="float">
            <text:p>2.24155</text:p>
          </table:table-cell>
          <table:table-cell office:value-type="float" office:value="2.23439" calcext:value-type="float">
            <text:p>2.23439</text:p>
          </table:table-cell>
          <table:table-cell office:value-type="float" office:value="2.23986" calcext:value-type="float">
            <text:p>2.23986</text:p>
          </table:table-cell>
          <table:table-cell office:value-type="float" office:value="2.24053" calcext:value-type="float">
            <text:p>2.24053</text:p>
          </table:table-cell>
          <table:table-cell office:value-type="float" office:value="2.24492" calcext:value-type="float">
            <text:p>2.24492</text:p>
          </table:table-cell>
          <table:table-cell office:value-type="float" office:value="2.24232" calcext:value-type="float">
            <text:p>2.24232</text:p>
          </table:table-cell>
          <table:table-cell office:value-type="float" office:value="2.24191" calcext:value-type="float">
            <text:p>2.24191</text:p>
          </table:table-cell>
          <table:table-cell office:value-type="float" office:value="2.23794" calcext:value-type="float">
            <text:p>2.23794</text:p>
          </table:table-cell>
          <table:table-cell table:style-name="ce2" table:formula="of:=AVERAGE([.O12:.X12])" office:value-type="float" office:value="2.240222" calcext:value-type="float">
            <text:p>2.240222</text:p>
          </table:table-cell>
          <table:table-cell table:formula="of:=STDEV([.O12:.X12])" office:value-type="float" office:value="0.00319029709518651" calcext:value-type="float">
            <text:p>0.003190297095187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848251" calcext:value-type="float">
            <text:p>0.0009848251</text:p>
          </table:table-cell>
          <table:table-cell office:value-type="float" office:value="0.0004736852" calcext:value-type="float">
            <text:p>0.0004736852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42893" calcext:value-type="float">
            <text:p>0.01342893</text:p>
          </table:table-cell>
          <table:table-cell office:value-type="float" office:value="0.005612846" calcext:value-type="float">
            <text:p>0.005612846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415019" calcext:value-type="float">
            <text:p>0.06415019</text:p>
          </table:table-cell>
          <table:table-cell office:value-type="float" office:value="0.02037673" calcext:value-type="float">
            <text:p>0.02037673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90583" calcext:value-type="float">
            <text:p>0.5290583</text:p>
          </table:table-cell>
          <table:table-cell office:value-type="float" office:value="0.2447792" calcext:value-type="float">
            <text:p>0.2447792</text:p>
          </table:table-cell>
          <table:table-cell table:number-columns-repeated="2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28401" calcext:value-type="float">
            <text:p>4.928401</text:p>
          </table:table-cell>
          <table:table-cell office:value-type="float" office:value="2.240222" calcext:value-type="float">
            <text:p>2.240222</text:p>
          </table:table-cell>
          <table:table-cell table:number-columns-repeated="23"/>
        </table:table-row>
      </table:table>
      <table:table table:name="Prime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00165794" calcext:value-type="float">
            <text:p>0.00165794</text:p>
          </table:table-cell>
          <table:table-cell office:value-type="float" office:value="0.00157448" calcext:value-type="float">
            <text:p>0.00157448</text:p>
          </table:table-cell>
          <table:table-cell office:value-type="float" office:value="0.00164344" calcext:value-type="float">
            <text:p>0.00164344</text:p>
          </table:table-cell>
          <table:table-cell office:value-type="float" office:value="0.00150953" calcext:value-type="float">
            <text:p>0.00150953</text:p>
          </table:table-cell>
          <table:table-cell office:value-type="float" office:value="0.00157414" calcext:value-type="float">
            <text:p>0.00157414</text:p>
          </table:table-cell>
          <table:table-cell office:value-type="float" office:value="0.00151415" calcext:value-type="float">
            <text:p>0.00151415</text:p>
          </table:table-cell>
          <table:table-cell office:value-type="float" office:value="0.00161075" calcext:value-type="float">
            <text:p>0.00161075</text:p>
          </table:table-cell>
          <table:table-cell office:value-type="float" office:value="0.00157119" calcext:value-type="float">
            <text:p>0.00157119</text:p>
          </table:table-cell>
          <table:table-cell office:value-type="float" office:value="0.00153082" calcext:value-type="float">
            <text:p>0.00153082</text:p>
          </table:table-cell>
          <table:table-cell office:value-type="float" office:value="0.0015825" calcext:value-type="float">
            <text:p>0.0015825</text:p>
          </table:table-cell>
          <table:table-cell table:formula="of:=AVERAGE([.C9:.L9])" office:value-type="float" office:value="0.001576894" calcext:value-type="float">
            <text:p>0.001576894</text:p>
          </table:table-cell>
          <table:table-cell table:formula="of:=STDEV([.C9:.L9])" office:value-type="float" office:value="0.0000503520486618414" calcext:value-type="float">
            <text:p>5.03520486618414E-05</text:p>
          </table:table-cell>
          <table:table-cell office:value-type="float" office:value="0.00125958" calcext:value-type="float">
            <text:p>0.00125958</text:p>
          </table:table-cell>
          <table:table-cell office:value-type="float" office:value="0.00112982" calcext:value-type="float">
            <text:p>0.00112982</text:p>
          </table:table-cell>
          <table:table-cell office:value-type="float" office:value="0.0012486" calcext:value-type="float">
            <text:p>0.0012486</text:p>
          </table:table-cell>
          <table:table-cell office:value-type="float" office:value="0.00111402" calcext:value-type="float">
            <text:p>0.00111402</text:p>
          </table:table-cell>
          <table:table-cell office:value-type="float" office:value="0.00113375" calcext:value-type="float">
            <text:p>0.00113375</text:p>
          </table:table-cell>
          <table:table-cell office:value-type="float" office:value="0.00111643" calcext:value-type="float">
            <text:p>0.00111643</text:p>
          </table:table-cell>
          <table:table-cell office:value-type="float" office:value="0.00111709" calcext:value-type="float">
            <text:p>0.00111709</text:p>
          </table:table-cell>
          <table:table-cell office:value-type="float" office:value="0.00115013" calcext:value-type="float">
            <text:p>0.00115013</text:p>
          </table:table-cell>
          <table:table-cell office:value-type="float" office:value="0.0011149" calcext:value-type="float">
            <text:p>0.0011149</text:p>
          </table:table-cell>
          <table:table-cell office:value-type="float" office:value="0.00111734" calcext:value-type="float">
            <text:p>0.00111734</text:p>
          </table:table-cell>
          <table:table-cell table:formula="of:=AVERAGE([.O9:.X9])" office:value-type="float" office:value="0.001150166" calcext:value-type="float">
            <text:p>0.001150166</text:p>
          </table:table-cell>
          <table:table-cell table:formula="of:=STDEV([.O9:.X9])" office:value-type="float" office:value="0.0000559801866139559" calcext:value-type="float">
            <text:p>5.59801866139559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0304358" calcext:value-type="float">
            <text:p>0.0304358</text:p>
          </table:table-cell>
          <table:table-cell office:value-type="float" office:value="0.0305193" calcext:value-type="float">
            <text:p>0.0305193</text:p>
          </table:table-cell>
          <table:table-cell office:value-type="float" office:value="0.0304261" calcext:value-type="float">
            <text:p>0.0304261</text:p>
          </table:table-cell>
          <table:table-cell office:value-type="float" office:value="0.0304138" calcext:value-type="float">
            <text:p>0.0304138</text:p>
          </table:table-cell>
          <table:table-cell office:value-type="float" office:value="0.0305051" calcext:value-type="float">
            <text:p>0.0305051</text:p>
          </table:table-cell>
          <table:table-cell office:value-type="float" office:value="0.0301943" calcext:value-type="float">
            <text:p>0.0301943</text:p>
          </table:table-cell>
          <table:table-cell office:value-type="float" office:value="0.0304583" calcext:value-type="float">
            <text:p>0.0304583</text:p>
          </table:table-cell>
          <table:table-cell office:value-type="float" office:value="0.0305302" calcext:value-type="float">
            <text:p>0.0305302</text:p>
          </table:table-cell>
          <table:table-cell office:value-type="float" office:value="0.0303864" calcext:value-type="float">
            <text:p>0.0303864</text:p>
          </table:table-cell>
          <table:table-cell office:value-type="float" office:value="0.0304455" calcext:value-type="float">
            <text:p>0.0304455</text:p>
          </table:table-cell>
          <table:table-cell table:formula="of:=AVERAGE([.C10:.L10])" office:value-type="float" office:value="0.03043148" calcext:value-type="float">
            <text:p>0.03043148</text:p>
          </table:table-cell>
          <table:table-cell table:formula="of:=STDEV([.C10:.L10])" office:value-type="float" office:value="0.0000957081884340795" calcext:value-type="float">
            <text:p>9.57081884340795E-05</text:p>
          </table:table-cell>
          <table:table-cell office:value-type="float" office:value="0.0141486" calcext:value-type="float">
            <text:p>0.0141486</text:p>
          </table:table-cell>
          <table:table-cell office:value-type="float" office:value="0.0141513" calcext:value-type="float">
            <text:p>0.0141513</text:p>
          </table:table-cell>
          <table:table-cell office:value-type="float" office:value="0.014184" calcext:value-type="float">
            <text:p>0.014184</text:p>
          </table:table-cell>
          <table:table-cell office:value-type="float" office:value="0.0142651" calcext:value-type="float">
            <text:p>0.0142651</text:p>
          </table:table-cell>
          <table:table-cell office:value-type="float" office:value="0.0141824" calcext:value-type="float">
            <text:p>0.0141824</text:p>
          </table:table-cell>
          <table:table-cell office:value-type="float" office:value="0.0140339" calcext:value-type="float">
            <text:p>0.0140339</text:p>
          </table:table-cell>
          <table:table-cell office:value-type="float" office:value="0.0141631" calcext:value-type="float">
            <text:p>0.0141631</text:p>
          </table:table-cell>
          <table:table-cell office:value-type="float" office:value="0.0141831" calcext:value-type="float">
            <text:p>0.0141831</text:p>
          </table:table-cell>
          <table:table-cell office:value-type="float" office:value="0.0141632" calcext:value-type="float">
            <text:p>0.0141632</text:p>
          </table:table-cell>
          <table:table-cell office:value-type="float" office:value="0.014144" calcext:value-type="float">
            <text:p>0.014144</text:p>
          </table:table-cell>
          <table:table-cell table:formula="of:=AVERAGE([.O10:.X10])" office:value-type="float" office:value="0.01416187" calcext:value-type="float">
            <text:p>0.01416187</text:p>
          </table:table-cell>
          <table:table-cell table:formula="of:=STDEV([.O10:.X10])" office:value-type="float" office:value="0.0000567696329230884" calcext:value-type="float">
            <text:p>5.67696329230884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.28968" calcext:value-type="float">
            <text:p>0.28968</text:p>
          </table:table-cell>
          <table:table-cell office:value-type="float" office:value="0.289788" calcext:value-type="float">
            <text:p>0.289788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89128" calcext:value-type="float">
            <text:p>0.289128</text:p>
          </table:table-cell>
          <table:table-cell office:value-type="float" office:value="0.289564" calcext:value-type="float">
            <text:p>0.289564</text:p>
          </table:table-cell>
          <table:table-cell office:value-type="float" office:value="0.289558" calcext:value-type="float">
            <text:p>0.289558</text:p>
          </table:table-cell>
          <table:table-cell office:value-type="float" office:value="0.289767" calcext:value-type="float">
            <text:p>0.289767</text:p>
          </table:table-cell>
          <table:table-cell office:value-type="float" office:value="0.290735" calcext:value-type="float">
            <text:p>0.290735</text:p>
          </table:table-cell>
          <table:table-cell office:value-type="float" office:value="0.289158" calcext:value-type="float">
            <text:p>0.289158</text:p>
          </table:table-cell>
          <table:table-cell office:value-type="float" office:value="0.290553" calcext:value-type="float">
            <text:p>0.290553</text:p>
          </table:table-cell>
          <table:table-cell table:formula="of:=AVERAGE([.C11:.L11])" office:value-type="float" office:value="0.2897913" calcext:value-type="float">
            <text:p>0.2897913</text:p>
          </table:table-cell>
          <table:table-cell table:formula="of:=STDEV([.C11:.L11])" office:value-type="float" office:value="0.000523581904873639" calcext:value-type="float">
            <text:p>0.000523581904874</text:p>
          </table:table-cell>
          <table:table-cell office:value-type="float" office:value="0.0960393" calcext:value-type="float">
            <text:p>0.0960393</text:p>
          </table:table-cell>
          <table:table-cell office:value-type="float" office:value="0.096014" calcext:value-type="float">
            <text:p>0.096014</text:p>
          </table:table-cell>
          <table:table-cell office:value-type="float" office:value="0.096007" calcext:value-type="float">
            <text:p>0.096007</text:p>
          </table:table-cell>
          <table:table-cell office:value-type="float" office:value="0.0957055" calcext:value-type="float">
            <text:p>0.0957055</text:p>
          </table:table-cell>
          <table:table-cell office:value-type="float" office:value="0.101107" calcext:value-type="float">
            <text:p>0.101107</text:p>
          </table:table-cell>
          <table:table-cell office:value-type="float" office:value="0.0960688" calcext:value-type="float">
            <text:p>0.0960688</text:p>
          </table:table-cell>
          <table:table-cell office:value-type="float" office:value="0.0960507" calcext:value-type="float">
            <text:p>0.0960507</text:p>
          </table:table-cell>
          <table:table-cell office:value-type="float" office:value="0.0961606" calcext:value-type="float">
            <text:p>0.0961606</text:p>
          </table:table-cell>
          <table:table-cell office:value-type="float" office:value="0.0956336" calcext:value-type="float">
            <text:p>0.0956336</text:p>
          </table:table-cell>
          <table:table-cell office:value-type="float" office:value="0.0959991" calcext:value-type="float">
            <text:p>0.0959991</text:p>
          </table:table-cell>
          <table:table-cell table:formula="of:=AVERAGE([.O11:.X11])" office:value-type="float" office:value="0.09647856" calcext:value-type="float">
            <text:p>0.09647856</text:p>
          </table:table-cell>
          <table:table-cell table:formula="of:=STDEV([.O11:.X11])" office:value-type="float" office:value="0.00163459536494849" calcext:value-type="float">
            <text:p>0.0016345953649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2.63113" calcext:value-type="float">
            <text:p>2.63113</text:p>
          </table:table-cell>
          <table:table-cell office:value-type="float" office:value="2.63145" calcext:value-type="float">
            <text:p>2.63145</text:p>
          </table:table-cell>
          <table:table-cell office:value-type="float" office:value="2.6286" calcext:value-type="float">
            <text:p>2.6286</text:p>
          </table:table-cell>
          <table:table-cell office:value-type="float" office:value="2.6536" calcext:value-type="float">
            <text:p>2.6536</text:p>
          </table:table-cell>
          <table:table-cell office:value-type="float" office:value="2.6313" calcext:value-type="float">
            <text:p>2.6313</text:p>
          </table:table-cell>
          <table:table-cell office:value-type="float" office:value="2.63021" calcext:value-type="float">
            <text:p>2.63021</text:p>
          </table:table-cell>
          <table:table-cell office:value-type="float" office:value="2.62955" calcext:value-type="float">
            <text:p>2.62955</text:p>
          </table:table-cell>
          <table:table-cell office:value-type="float" office:value="2.68436" calcext:value-type="float">
            <text:p>2.68436</text:p>
          </table:table-cell>
          <table:table-cell office:value-type="float" office:value="2.6299" calcext:value-type="float">
            <text:p>2.6299</text:p>
          </table:table-cell>
          <table:table-cell office:value-type="float" office:value="2.63002" calcext:value-type="float">
            <text:p>2.63002</text:p>
          </table:table-cell>
          <table:table-cell table:formula="of:=AVERAGE([.C12:.L12])" office:value-type="float" office:value="2.638012" calcext:value-type="float">
            <text:p>2.638012</text:p>
          </table:table-cell>
          <table:table-cell table:formula="of:=STDEV([.C12:.L12])" office:value-type="float" office:value="0.0178802639801541" calcext:value-type="float">
            <text:p>0.017880263980154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1.27597" calcext:value-type="float">
            <text:p>1.27597</text:p>
          </table:table-cell>
          <table:table-cell office:value-type="float" office:value="1.27855" calcext:value-type="float">
            <text:p>1.27855</text:p>
          </table:table-cell>
          <table:table-cell office:value-type="float" office:value="1.28039" calcext:value-type="float">
            <text:p>1.28039</text:p>
          </table:table-cell>
          <table:table-cell office:value-type="float" office:value="1.27714" calcext:value-type="float">
            <text:p>1.27714</text:p>
          </table:table-cell>
          <table:table-cell office:value-type="float" office:value="1.27987" calcext:value-type="float">
            <text:p>1.27987</text:p>
          </table:table-cell>
          <table:table-cell office:value-type="float" office:value="1.27918" calcext:value-type="float">
            <text:p>1.27918</text:p>
          </table:table-cell>
          <table:table-cell office:value-type="float" office:value="1.30553" calcext:value-type="float">
            <text:p>1.30553</text:p>
          </table:table-cell>
          <table:table-cell office:value-type="float" office:value="1.27924" calcext:value-type="float">
            <text:p>1.27924</text:p>
          </table:table-cell>
          <table:table-cell table:formula="of:=AVERAGE([.O12:.X12])" office:value-type="float" office:value="1.281593" calcext:value-type="float">
            <text:p>1.281593</text:p>
          </table:table-cell>
          <table:table-cell table:formula="of:=STDEV([.O12:.X12])" office:value-type="float" office:value="0.00853276697339277" calcext:value-type="float">
            <text:p>0.00853276697339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22.8438" calcext:value-type="float">
            <text:p>22.8438</text:p>
          </table:table-cell>
          <table:table-cell office:value-type="float" office:value="22.8463" calcext:value-type="float">
            <text:p>22.8463</text:p>
          </table:table-cell>
          <table:table-cell office:value-type="float" office:value="22.8464" calcext:value-type="float">
            <text:p>22.8464</text:p>
          </table:table-cell>
          <table:table-cell office:value-type="float" office:value="22.7744" calcext:value-type="float">
            <text:p>22.7744</text:p>
          </table:table-cell>
          <table:table-cell office:value-type="float" office:value="22.8479" calcext:value-type="float">
            <text:p>22.8479</text:p>
          </table:table-cell>
          <table:table-cell office:value-type="float" office:value="22.8604" calcext:value-type="float">
            <text:p>22.8604</text:p>
          </table:table-cell>
          <table:table-cell office:value-type="float" office:value="22.8351" calcext:value-type="float">
            <text:p>22.8351</text:p>
          </table:table-cell>
          <table:table-cell office:value-type="float" office:value="22.8434" calcext:value-type="float">
            <text:p>22.8434</text:p>
          </table:table-cell>
          <table:table-cell office:value-type="float" office:value="22.8594" calcext:value-type="float">
            <text:p>22.8594</text:p>
          </table:table-cell>
          <table:table-cell office:value-type="float" office:value="22.8522" calcext:value-type="float">
            <text:p>22.8522</text:p>
          </table:table-cell>
          <table:table-cell table:formula="of:=AVERAGE([.C13:.L13])" office:value-type="float" office:value="22.84093" calcext:value-type="float">
            <text:p>22.84093</text:p>
          </table:table-cell>
          <table:table-cell table:formula="of:=STDEV([.C13:.L13])" office:value-type="float" office:value="0.0245609016302106" calcext:value-type="float">
            <text:p>0.024560901630211</text:p>
          </table:table-cell>
          <table:table-cell office:value-type="float" office:value="8.79966" calcext:value-type="float">
            <text:p>8.79966</text:p>
          </table:table-cell>
          <table:table-cell office:value-type="float" office:value="8.79157" calcext:value-type="float">
            <text:p>8.79157</text:p>
          </table:table-cell>
          <table:table-cell office:value-type="float" office:value="8.8449" calcext:value-type="float">
            <text:p>8.8449</text:p>
          </table:table-cell>
          <table:table-cell office:value-type="float" office:value="8.78781" calcext:value-type="float">
            <text:p>8.78781</text:p>
          </table:table-cell>
          <table:table-cell office:value-type="float" office:value="8.78797" calcext:value-type="float">
            <text:p>8.78797</text:p>
          </table:table-cell>
          <table:table-cell office:value-type="float" office:value="8.79785" calcext:value-type="float">
            <text:p>8.79785</text:p>
          </table:table-cell>
          <table:table-cell office:value-type="float" office:value="8.85323" calcext:value-type="float">
            <text:p>8.85323</text:p>
          </table:table-cell>
          <table:table-cell office:value-type="float" office:value="8.79079" calcext:value-type="float">
            <text:p>8.79079</text:p>
          </table:table-cell>
          <table:table-cell office:value-type="float" office:value="8.78916" calcext:value-type="float">
            <text:p>8.78916</text:p>
          </table:table-cell>
          <table:table-cell office:value-type="float" office:value="8.82152" calcext:value-type="float">
            <text:p>8.82152</text:p>
          </table:table-cell>
          <table:table-cell table:formula="of:=AVERAGE([.O13:.X13])" office:value-type="float" office:value="8.806446" calcext:value-type="float">
            <text:p>8.806446</text:p>
          </table:table-cell>
          <table:table-cell table:formula="of:=STDEV([.O13:.X13])" office:value-type="float" office:value="0.0246497551035841" calcext:value-type="float">
            <text:p>0.024649755103584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576894" calcext:value-type="float">
            <text:p>0.001576894</text:p>
          </table:table-cell>
          <table:table-cell office:value-type="float" office:value="0.001150166" calcext:value-type="float">
            <text:p>0.001150166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043148" calcext:value-type="float">
            <text:p>0.03043148</text:p>
          </table:table-cell>
          <table:table-cell office:value-type="float" office:value="0.01416187" calcext:value-type="float">
            <text:p>0.01416187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897913" calcext:value-type="float">
            <text:p>0.2897913</text:p>
          </table:table-cell>
          <table:table-cell office:value-type="float" office:value="0.09647856" calcext:value-type="float">
            <text:p>0.09647856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638012" calcext:value-type="float">
            <text:p>2.638012</text:p>
          </table:table-cell>
          <table:table-cell office:value-type="float" office:value="1.281593" calcext:value-type="float">
            <text:p>1.281593</text:p>
          </table:table-cell>
          <table:table-cell table:number-columns-repeated="2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.84093" calcext:value-type="float">
            <text:p>22.84093</text:p>
          </table:table-cell>
          <table:table-cell office:value-type="float" office:value="8.806446" calcext:value-type="float">
            <text:p>8.806446</text:p>
          </table:table-cell>
          <table:table-cell table:number-columns-repeated="23"/>
        </table:table-row>
      </table:table>
      <table:table table:name="Powers2 - 1D R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duct integers - 1D R" table:style-name="ta1">
        <table:table-column table:style-name="co1" table:default-cell-style-name="Default"/>
        <table:table-row table:style-name="ro1">
          <table:table-cell/>
        </table:table-row>
      </table:table>
      <table:table table:name="Primes - 1D R" table:style-name="ta1">
        <table:table-column table:style-name="co1" table:default-cell-style-name="Default"/>
        <table:table-row table:style-name="ro1">
          <table:table-cell/>
        </table:table-row>
      </table:table>
      <table:table table:name="CCPPETMR - 3D C" table:style-name="ta1">
        <table:table-column table:style-name="co1" table:default-cell-style-name="Default"/>
        <table:table-row table:style-name="ro1">
          <table:table-cell/>
        </table:table-row>
      </table:table>
      <table:table table:name="Multithreading - 3D 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09:47.435868640</meta:creation-date>
    <dc:date>2019-04-29T13:35:24.389193775</dc:date>
    <meta:editing-duration>PT40M58S</meta:editing-duration>
    <meta:editing-cycles>6</meta:editing-cycles>
    <meta:generator>LibreOffice/6.1.3.2$Linux_X86_64 LibreOffice_project/10$Build-2</meta:generator>
    <meta:document-statistic meta:table-count="8" meta:cell-count="468" meta:object-count="0"/>
  </office:meta>
</office:document-meta>
</file>